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style:text-position="super 66.6%"/>
    </style:style>
    <style:style style:name="T4" style:parent-style-name="DefaultParagraphFont" style:family="text">
      <style:text-properties style:text-position="super 66.6%"/>
    </style:style>
    <style:style style:name="T5" style:parent-style-name="DefaultParagraphFont" style:family="text">
      <style:text-properties fo:background-color="#FFFF00"/>
    </style:style>
    <style:style style:name="T6" style:parent-style-name="DefaultParagraphFont" style:family="text">
      <style:text-properties fo:background-color="#FFFF00"/>
    </style:style>
    <style:style style:name="P7" style:parent-style-name="Standard" style:family="paragraph">
      <style:text-properties fo:background-color="#FFFF00"/>
    </style:style>
    <style:style style:name="P8" style:parent-style-name="Standard" style:family="paragraph">
      <style:text-properties fo:background-color="#FFFF00"/>
    </style:style>
    <style:style style:name="P9" style:parent-style-name="Standard" style:family="paragraph">
      <style:text-properties fo:background-color="#FFFF00"/>
    </style:style>
    <style:style style:name="P10" style:parent-style-name="Standard" style:family="paragraph">
      <style:text-properties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00"/>
    </style:style>
    <style:style style:name="T13" style:parent-style-name="DefaultParagraphFont" style:family="text">
      <style:text-properties fo:background-color="#FFFF00"/>
    </style:style>
    <style:style style:name="T14" style:parent-style-name="DefaultParagraphFont" style:family="text">
      <style:text-properties fo:background-color="#FFFF00"/>
    </style:style>
    <style:style style:name="T15" style:parent-style-name="DefaultParagraphFont" style:family="text">
      <style:text-properties style:font-name="Times New Roman" style:font-name-complex="Times New Roman" fo:color="#000000"/>
    </style:style>
    <style:style style:name="T16" style:parent-style-name="DefaultParagraphFont" style:family="text">
      <style:text-properties style:font-name="Times New Roman" style:font-name-complex="Times New Roman" fo:color="#000000"/>
    </style:style>
    <style:style style:name="T17" style:parent-style-name="DefaultParagraphFont" style:family="text">
      <style:text-properties style:font-name="Times New Roman" style:font-name-complex="Times New Roman" fo:color="#000000"/>
    </style:style>
    <style:style style:name="P18" style:parent-style-name="Standard" style:family="paragraph">
      <style:text-properties style:font-name="Times New Roman" style:font-name-complex="Times New Roman" fo:color="#000000"/>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fo:background-color="#FFFF00"/>
    </style:style>
    <style:style style:name="P22" style:parent-style-name="Standard" style:list-style-name="LFO1" style:family="paragraph"/>
    <style:style style:name="P23" style:parent-style-name="Standard" style:list-style-name="LFO1" style:family="paragraph"/>
  </office:automatic-styles>
  <office:body>
    <office:text text:use-soft-page-breaks="true">
      <text:p text:style-name="P1">INTRO SLIDE</text:p>
      <text:p text:style-name="Standard">I called the presentation double trouble cuz its kinda science funny I thought everyone would appreciate it and if you dont get it yet just wait</text:p>
      <text:p text:style-name="Standard"/>
      <text:p text:style-name="Standard">My project focuses on examining the differences in synthetic lethal interactions in males and females across a variety of cancer types.</text:p>
      <text:p text:style-name="Standard"/>
      <text:p text:style-name="Standard">SLIDE 2</text:p>
      <text:p text:style-name="Standard">Recall the description of synthetic lethality. Synthetic lethality describes the relationship between 2 genes, whereby an individual inactivation of either gene results in a viable phenotype, while their combined inactivation is lethal. Sometimes these interactions can be referred to as synthetic sick as well because they can reduce cell viability as oppose to being completely lethal. Inactivation of a gene just refers to the process of preventing or disabling the normal function of it, and this occurs through events like mutation that disrupt DNA sequences. This image should be straight forward but essentially what you’re looking at is 4 different gene interactions – When both genes are activated, a viable cell is produced, and similarly when either of the genes are individually perturbed (inactivated), a viable cell is produced. When both genes are perturbed (inactivated), it can lead to death of the cell or as I just mentioned in some cases, reduced cell viability.</text:p>
      <text:p text:style-name="Standard"/>
      <text:p text:style-name="Standard">Slide 3</text:p>
      <text:p text:style-name="Standard">Synthetic lethality also has massive potential in the area of precision oncology (precision oncology is just developing treatments that take into account an individuals genetics and the genetic profile of the cancer) – Personalizing cancer treatment has the potential to lessen harmful side effects, reduce damage to healthy cells, and make it more likely a treatment will work. It is actually interesting to note that some of the strong mutagenic chemotherapy drugs (alkylating agents and DNA topoisomerase inhibitors) are WHO class I carcinogens and are associated with higher incidence of secondary cancers in patients treated by these drugs for primary cancers. Rather than directly targeting a potential tumor suppressor gene or oncogene which can be difficult to do in many cases, an emerging strategy is to identify synthetic lethal genetic interactions between tumor supressor genes and oncogenes such that when the function of both genes is disrupted, it causes selective cell death. This allows treatment to be specifically targeted to cancerous cells and not healthy cells,</text:p>
      <text:p text:style-name="Standard"/>
      <text:p text:style-name="Standard">So there are actually 4 anti-cancer drugs approved by the Food and Drug Administration that work via a synthetic lethal mechanism, Olaparib was the first to be approved for clinical use in 2014. All of these drugs are Poly [ADP-ribose] polymerase 1/2 (PARP1/2) inhibitors and interact with BRCA1/2 (BRAHKUH) so they are used to treat ovarian, breast, and fallopian tube cancer most commonly. PARP normally repairs single stranded breaks in the DNA – PARP inhibitors like Olaparib prevent repair by trapping inactivated PARP onto the single stranded break, resulting in the generation of double strand breaks in the DNA during replication as the SSBs cannot be efficiently repaired – In normal cells, these DSBs are primarily repaired through the homologous recombination (HR) pathway, which relies on an intact BRCA1 or BRCA2 gene. However, many cancer cells have defects in the HR pathway due to mutations in the BRCA1 or BRCA2 genes, rendering them more reliant on alternative DNA repair mechanisms, such as the error-prone non-homologous end joining (NHEJ) pathway.</text:p>
      <text:p text:style-name="Standard">Olaparib takes advantage of this vulnerability in cancer cells with HR pathway deficiencies, particularly those with BRCA1 or BRCA2 mutations. By inhibiting PARP, it prevents the repair of SSBs, leading to the generation of DSBs. In cancer cells with defective HR, these DSBs cannot be adequately repaired through the error-free HR pathway, resulting in an accumulation of DNA damage and eventual cell death.</text:p>
      <text:soft-page-break/>
      <text:p text:style-name="Standard">- When PARP is inhibited, the SSBs cannot be efficiently repaired, leading to the accumulation of double-strand breaks (DSBs) in the DNA.</text:p>
      <text:p text:style-name="Standard">– basically when PARP is active, it helps the affected BRCA repair and so cancer cells can survive, but when PARP is inhibited by Olaparib, it leaves the DNA damaged and hence leads to cancer cell death</text:p>
      <text:p text:style-name="Standard"/>
      <text:p text:style-name="Standard">PARP enzymes play a critical role in repairing single-strand breaks (SSBs) in DNA. These breaks can occur naturally or as a result of DNA damage induced by various factors, including chemotherapy or radiation.</text:p>
      <text:p text:style-name="Standard"/>
      <text:p text:style-name="Standard">Slide 4 (IMAGE IS FDR &lt; 0.2 – 21534 cSL gene pairs)</text:p>
      <text:p text:style-name="Standard">Recall: There are many strategies employed to build synthetic lethality networks (statistical approaches, ML approaches, etc). This<text:s/>is a<text:s/>recently published reference set of genome-wide synthetic lethal pairs that are common to many cancer types – This network is a little hard to see im sorry, <text:s/>for the results I have shown, the researchers utilized the cSL network identified with FDR &lt; 0.2 which consisted of 21,534 cSL gene pairs</text:p>
      <text:p text:style-name="Standard"/>
      <text:p text:style-name="Standard">#### SL pairs identified from experimental screens have the following limitations – the SL partners of a gene that are identified by conduction dropout screen in 2 different cell lines of the same cancer type differ significantly from each other.</text:p>
      <text:p text:style-name="Standard"/>
      <text:p text:style-name="Standard">This reference set of genome wide synthetic lethal interactions was created utilizing a framework called ISLE (Identification of clinically relevant SL) <text:s/>- the ISLE framework is shown in the flow chart on the left. Essentially how this process works in a nutshell is that they collect a whole bunch of experimental data from cell line and CRISPR knockouts (for those who don’t know these are just two experimental methods used to test the essentiality of genes – basically they knock out genes to try and discover what they are involved in). Once they compiled all the experimental data, the goal was to identify the most likely clinically relevant synthetic lethal interactions of them all –</text:p>
      <text:p text:style-name="Standard"/>
      <text:p text:style-name="Standard">the ISLE workflow proceeds in the following way. First ISLE mines gene expression and SCNA (somatic copy number alteration) data of the tumor samples to identify under-represented candidate gene pairs whose co-inactivation is significantly less frequent than expected by their individual inactivation frequencies which basically shows that co-inactivation is under negative selection – we would expect that if synthetic lethal interactions are deleterious to tumors, they are likely to be under negative selection (the tumors with synthetic lethal pairs being simulataneously expressed should be under negative selection and hence more important to the cancer) – they do this using a hypergeometric test (LOOK INTO THIS)</text:p>
      <text:p text:style-name="Standard"/>
      <text:p text:style-name="Standard">Isle further refines these under-represented pairs by selecting the SL pairs where the tumor samples with a given pair in a co-inactive state exhibit better patient’s survival than the samples where it is not, testifying that this SL pair is likely to reduce tumor fitness when co-inactive (THEY DO THIS USING A COX PROPORTIONAL HAZARD MODEL)</text:p>
      <text:p text:style-name="Standard"/>
      <text:p text:style-name="Standard">Isle then selects the SL pairs composed of genes having high phylogenetic similarity, motivated by the observation that functionally interacting genes tend to co-evolve (genes that interact together in some way tend to evolve together) – All the SL pairs that made it through compose the final output set of SL pairs predicted by ISLE – THE IMAGE IN B IS FDR &lt; 0.1 – used to obtain a smaller network for visualization <text:s text:c="11906"/></text:p>
      <text:p text:style-name="Standard"/>
      <text:soft-page-break/>
      <text:p text:style-name="Standard">Using ISLE, a PAN-CANCER clinical SL network was created. When we talk about pan-cancer versus cancer-specific approaches, pan cancer refers to the analysis of MULTIPLE TYPES OF CANCER SIMULTANEOUSLY, aiming to identify commonalities shared across different types (in this case, synthetic lethal interactions shared across ALL cancer types). Cancer specific is pretty self explanatory but both types of analyses are equally relevant. Cancer specific analysis allows us to gain a deeper understanding of particular cancer types because there is lots of variation even within the different cancer types. Pan-cancer analysis may sometimes overlook these cancer specific differences, and a lot of the time the availability of data for the different cancer types greatly varies which can limit the statistical power of pan-cancer analyses.</text:p>
      <text:p text:style-name="Standard"/>
      <text:p text:style-name="Standard">Slide 5</text:p>
      <text:p text:style-name="Standard">RECALL:<text:s/>Sex<text:s/>differences<text:s/>add<text:s/>an additional layer of complexity<text:s/>in cancer<text:s/>. It is known for example that the frequency of most non-reproductive cancers is higher in males. Also some treatments have been shown to work differently in females and males for tumors that have the same characteristics. These differences in sex are mainly due to gonadal hormone secretions (PROGESTRONE FROM OVARIES, TESTOSTERONE FROM TESTES) and genes that are located on the sex chromosomes.</text:p>
      <text:p text:style-name="Standard"/>
      <text:p text:style-name="Standard">But it has been shown that there are certain autosomal genes that are differentially expressed in males and females as well. So this study essentially analyzed differential gene expression in 44 tissues from the GTEx and discovered about 13,000 differentially expressed genes (if ur adding the numbers in ur head and thinking hmmm 13,000 is low, its because the same genes show up in multiple tissues). SO thinking about these differences, we can apply the same concept when studying cancer. Are there differences in the molecular profiles of cancer between males and females, can we target these differences to make treatment more precise etc...</text:p>
      <text:p text:style-name="Standard"/>
      <text:p text:style-name="Standard">Slide 6</text:p>
      <text:p text:style-name="Standard">So the objective or main question guiding my study is can we build sex-specific synthetic lethality networks for various cancer types (are there differences in the synthetic lethal interactions of various cancer types) – Much of the literature surrounding synthetic lethality is centered around pan cancer analysis and there is a lack of work surrounding synthetic lethal networks that are both cancer and gender specific</text:p>
      <text:p text:style-name="Standard"/>
      <text:p text:style-name="Standard">Slide 7</text:p>
      <text:p text:style-name="Standard">So this is just a schematic that explains in the vaguest terms the steps I’m taking in my analysis. We start off by<text:s/>collecting RNA-seq<text:s/>data from<text:s/>healthy and tumor tissue samples in the<text:s/>TCGA. Once we obtain the data,<text:s/>we have to preprocess it to ensure reliability and comparability. This just means normalizing the data to try and account for various sources of variation across samples. We then use this data to perform differential gene expression analysis which will help identify genes that are significantly over-expressed in tumor tissue samples compared to normal tissue samples and significantly under-expressed in tumor tissue samples compared to normal tissue samples. Once we identify<text:s/>these over and under expressed genes in tumor samples, we can attempt to find synthetic lethal pairs using a few different approaches. This part is still in the works so I am still trying to figure it out and will share with you how I am currently trying it.</text:p>
      <text:p text:style-name="Standard"/>
      <text:p text:style-name="Standard">Slide 8</text:p>
      <text:p text:style-name="Standard">In terms of data collection, I wanted to find as many matching normal-tumor samples. This just means the same individual has RNA-seq (expression) data for both tumor tissue and<text:s/>healthy tissue.<text:s/>This<text:s/>helps control for genetic background and other individual-specific factors that could influence gene expression. TCGA contains information on 33 different cancer types, of which we used 12. So I made<text:s/><text:soft-page-break/>this little flowchart to show what cancers were filtered out and why. We removed 7 cancers that were dominated/specific to one sex (BRCA, OV) – we did this because we are already aware of the sex biases in these cancer types and its hard to compare males to females if the cancer ONLY occurs in one sex. We then removed all cancers without any expression data for normal tissue<text:s/>(many of the blood cancers did not have blood derived normal)<text:s/>–<text:s/>if theres no normal tissue we cannot make the comparison to tumor tissue – Finally we filtered out all cancers that did not have adjacent normal-tumor pairs OR that had less than 10 adjacent normal-tumor pairs to get us the final 12 cancer types were working with – (BLCA, COAD, ESCA, HNSC, KICH, KIRC, KIRP, LIHC, LUAD, LUSC, STAD, THCA) – what we end up with are two matrices (one for males and one for females), consisting of RAW gene expression count data for matched tumor-normal samples across 12 cancer types. (Genes as rows, samples as columns)</text:p>
      <text:p text:style-name="Standard"/>
      <text:p text:style-name="Standard"><text:span text:style-name="T2">Paired samples can enhance statistical power by reducing the noise introduced by individual-specific effects. This increased power can be advantageous when analyzing multiple cancer types, as it allows for more accurate and precise estimates of differential expression and improves the sensitivity to detect subtle expression changes specific to each cancer type.</text:span></text:p>
      <text:p text:style-name="Standard"/>
      <text:p text:style-name="Standard">Slide 9</text:p>
      <text:p text:style-name="Standard">The first thing we do is pre-filter these raw count matrices we built.<text:s/>The reason for pre-filtering is to remove genes that are unlikely to exhibit differential expression (these are genes with extremely low counts across samples). We calculated the 90<text:span text:style-name="T3">th</text:span><text:s/>quantile of overall gene expression and only kept genes where expression was greater than the 90<text:span text:style-name="T4">th</text:span><text:s/>quantile in AT LEAST 1 sample. At this point we have the same raw count gene expression matrices as before, however the number of genes (rows) has decreased due to this prefiltering step.</text:p>
      <text:p text:style-name="Standard"/>
      <text:p text:style-name="Standard"><text:span text:style-name="T5">Genes with weak expression levels have a lower signal-to-noise ratio, meaning that the true biological signal is relatively weaker compared to the technical noise.</text:span></text:p>
      <text:p text:style-name="Standard"/>
      <text:p text:style-name="Standard">Slide 10</text:p>
      <text:p text:style-name="Standard">Now that we have the raw, prefiltered, expression matrices for both females and males, we have to normalize the data. I know everyone’s probably familiar with the idea of normalization. Basically we adjust the raw data to account for factors that prevent the direct comparison of expression measures (<text:span text:style-name="T6">count data is biased and we need to identify genes that are significantly differentially expressed due to some biological phenomena and not due to technical variation</text:span>).<text:s/></text:p>
      <text:p text:style-name="Standard"/>
      <text:p text:style-name="Standard">In the context of RNA-seq data, two of these factors are library size and library composition.<text:s/>If ur unfamiliar with RNA seq basically how this process works is we start off with a<text:s/>biological<text:s/>sample<text:s/>(like tissue), extract RNA from that<text:s/>sample,<text:s/>Prepare an RNA library for sequencing<text:s/>based on what you extracted<text:s/>(fragment, reverse transcribe into cDNA, adaptor ligation to allow cDNA fragments to bind the sequencing platform), and finally sequence the libraries using a sequencing platform which generates a very large number of short reads. How we quantify expression of a gene is through counting the number of these short reads that map to a specific portion of a gene (the more reads that map the more active the gene is). For different samples there<text:s/>could<text:s/>be variation in<text:s/>library size and therefore<text:s/>the number of reads obtained<text:s/>which could potentially mislead someone into believing a gene is differentially expressed<text:s/>between 2 biological conditions<text:s/>when in reality<text:s/>the difference is due to differences in sequencing depth (a technical condition). Library composition on the other hand refers to the distribution or composition of RNA molecules in a sample. For different samples sequenced at the same depth (shown in slide), we need to account for differences in the number of genes<text:s/>found to be<text:s/><text:soft-page-break/>expressed. The DESeq2 Package in R utilizes a median of ratios Normalization method<text:s/>to account for library size(depth) and RNA composition.</text:p>
      <text:p text:style-name="Standard"/>
      <text:p text:style-name="P7">For each sample, DESeq2 estimates what’s called a size factor which is the scaling factor used to normalize raw read counts. This is calculated by first calculating the geometric mean for a gene. Then, we divide the count values for the gene by the geometric mean for the gene. Once we have done this for all samples,<text:s/>we calculate the median of all the ratios (counts/GM) for EACH sample to get a size factor. Then we divide the counts in the sample by the size factor for that sample.</text:p>
      <text:p text:style-name="P8"/>
      <text:p text:style-name="P9">DESeq2 estimates the size factors using the median-of-ratios method. The process involves taking the ratios of each gene's read counts to the geometric mean (more robust to outliers) of its counts across all samples. The median of these ratios is then calculated, yielding a single size factor for each sample.</text:p>
      <text:p text:style-name="P10"/>
      <text:p text:style-name="Standard"><text:span text:style-name="T11">By applying size factors, DESeq2 adjusts the read counts to account for differences in sequencing depth or library size between samples. This normalization step allows for valid comparisons of gene expression levels, as it mitigates the impact of library size variations on the expression estimates. It helps ensure that differential expression analysis and downstream statistical inference are not confounded by differences in sequencing depth or library size across samples.</text:span></text:p>
      <text:p text:style-name="Standard"/>
      <text:p text:style-name="Standard"><text:span text:style-name="T12">Sequencing depth, also known as sequencing coverage or read depth, refers to the number of times a given position in a genome or transcriptome is sequenced. It represents the average number of reads or sequencing fragments that align to a specific location in the reference genome or transcriptome.</text:span></text:p>
      <text:p text:style-name="Standard"/>
      <text:p text:style-name="Standard">RNA composition bias occurs when few transcripts represent a large portion of the reads resulting in other transcripts being underestimated.</text:p>
      <text:p text:style-name="Standard"/>
      <text:p text:style-name="Standard">Slide 11</text:p>
      <text:p text:style-name="Standard">We normalized both raw count matrices created for men and women using DESeq2’s normalization method.<text:s/>This<text:s/>is a boxplot which shows the distribution of gene counts (on the y-axis) across all female tissue samples (both NT and TP). Each colour in the plot represents a different cancer type.<text:s/>The upper box plot shows the count values prior to normalization and the lower boxplot shows the count values after normalization. What’s evident is that the median value becomes centered around 10 in the normalized data, and the<text:s/>distribution of counts<text:s/>becomes much more consistent across all<text:s/>samples, thus making the samples comparable.<text:s/></text:p>
      <text:p text:style-name="Standard"/>
      <text:p text:style-name="Standard"><text:span text:style-name="T13">Only shown plot for female, males looks the same, same concepts.</text:span></text:p>
      <text:p text:style-name="Standard"/>
      <text:p text:style-name="Standard">Slide 12</text:p>
      <text:p text:style-name="Standard"><text:s/>Once we normalized the raw count matrices for men and women, we performed principle component analysis (PCA) on the normalized counts to<text:s/>gain insights into the different factors contributing to the overall variance. PCA is useful in this case because we have a multidimensional dataset that consists of many variables (genes) that we want to use to understand patterns of similarity between our samples (tissue samples). PCA is a dimensional reduction technique and in this case it takes<text:s/>expression<text:s/>information from lots of genes and reduces it down<text:s/>to a few dimensions so we can gain a bit of insight into what’s happening – makes high dimensional data easier to explore visually.<text:s/>We first wanted to visualize the effect of tissue condition (normal vs tumor) so plotted here are the first two principle components showing tumor samples (blue) and healthy tissue samples (red) for males (left) and females (right). We verified the statistical significance of this difference by using a non-parametric multivariate analysis of variance test (NPMANOVA, AKA PerMANOVA). This test is used to compare<text:s/><text:soft-page-break/>the multivariate distribution of groups (in this case normal vs tumor). The null hypothesis of this test is that the centroids of all groups are equal and thus a low p-value indicates that there is at least one<text:s/>group with significantly different centroids – In the case of both males and females, there is a significant difference between normal tumor tissue in both males and females (low p-value).</text:p>
      <text:p text:style-name="Standard"/>
      <text:p text:style-name="Standard">PCA finds linear combinations of the original variables that account for the most variation in the data</text:p>
      <text:p text:style-name="Standard">increasing the interpretability of data while preserving the maximum amount of information</text:p>
      <text:p text:style-name="Standard"/>
      <text:p text:style-name="Standard">Slide 13</text:p>
      <text:p text:style-name="Standard">When we include cancer type as a factor in the PCA, we obtain much clearer clusters, which suggests that cancer type contributes to the variation in gene expression and may influence differential gene expression analysis. We also verified the if the difference between tumor and normal tissue was significantly different for EACH cancer type<text:s/>again using an NPMANOVA test. In both Males and Females, esophageal carcinoma did not show a significant difference between Normal and Tumor tissue and I believe this is due to the small number of ESCA matched samples for males and females. STAD (stomach adenocarcinoma) samples were also low in females which could be why STAD did not show statistical significant between NT and TP. BLCA for females is an interesting one and I am still unsure as to why this could be insignificant.<text:s/></text:p>
      <text:p text:style-name="Standard"/>
      <text:p text:style-name="Standard">Slide 14</text:p>
      <text:p text:style-name="Standard">So based on the PCA analysis, I decided to control for cancer type when performing the differential expression analysis. Clusters in the PCA were driven by cancer type which means cancer type is likely an important source of variation that should be controlled for<text:s/>as it could confound the comparison between normal and healthy tissue conditions. Before I get into that, I first want to discuss the method DESeq uses to find differentially expressed genes. First things first, a distributional assumption is needed because we want to estimate the probability of extreme events (large Fold change just appearing by chance). When dealing with any type of count data, there are two distributions commonly utilized, the Poisson distribution and the negative binomial distribution (also called gamma poisson) –<text:s/><text:span text:style-name="T14">count data is discrete and negative.</text:span><text:s/>Both distributions are very similar however they differ in<text:s/>parameters. The Poisson distribution assumes that variance = mean and is only characterized by a single parameter whereas the negative binomial does not assume that variance = mean and has an extra parameter to model the dispersion (dispersion is a measure of spread). So just to show you this relationship I plotted the mean of the gene counts vs variance of the gene counts<text:s/>(black points),<text:s/>and a line for the mean,<text:s/>and what we see is that the variance in gene increases with the mean expression<text:s/>(black above red). In other words the mean does not equal the variance<text:s/>which makes the Poisson distribution a poor choice. The negative binomial distribution allows us to account for this increase in variance.</text:p>
      <text:p text:style-name="Standard"/>
      <text:p text:style-name="Standard">Slide 15</text:p>
      <text:p text:style-name="Standard">So how does DESeq2 actually use the negative distribution to find differentially expressed genes. Essentially DESeq2 fits the counts<text:s/>for a gene<text:s/>to the negative binomial generalized linear model and performs a statistical test to identify differentially expressed genes. After normalization,<text:s/>dispersion estimates are calculated for each gene and once again this dispersion value allows us to account for the inherent variability in RNA-seq count data. Once dispersion estimates are calculated for each gene, DESeq2 fits a<text:s/>negative binomial GLM for each gene which incorporates parameters for both mean and dispersion. After GLMs are fit for each gene, hypothesis tests are employed to find DE genes (the test is asking whether the genes expression is significantly different between conditions of interest. One last thing to mention is that since were using linear models, we have the ability for more complex designs. I’ve already mentioned that cancer type was something I wanted to control for based on the PCA plots<text:s/><text:soft-page-break/>and<text:s/>we can do this by incorporating cancer type into the GLM. The deign I used on the screen tells DESeq2 to test the effect of condition while controlling for the effect of cancer type.</text:p>
      <text:p text:style-name="Standard"/>
      <text:p text:style-name="Standard">Slide 16</text:p>
      <text:p text:style-name="Standard">So these are the results produced by DESeq2 – this is something called a volcano plot. Each gene is represented by an individual dot and the colour of the dot represents<text:s/>the gene passing a specific threshold. If the dot is red, it means that the gene passes the p-value threshold of 10e-20 and the log2Foldchange threshold of 1.5 (negative and positive). If the dot is green, the gene only passes the log2FoldChange threshold and does not pass the p-value threshold. The log2FoldChange is just a<text:s/>metric that quantifies<text:s/>the<text:s/><text:span text:style-name="T15"><text:s/>magnitude of change in gene expression between two conditions or groups. A positive log2 fold change indicates upregulation or increased expression of a gene Conversely, a negative log2 fold change indicates downregulation or decreased expression of a gene</text:span><text:span text:style-name="T16">.<text:s/></text:span><text:span text:style-name="T17">The magnitude of the log2 fold change represents the degree of change in gene expression. For example, a log2 fold change of 1 indicates a two-fold change, while a log2 fold change of 2 indicates a four-fold change in expression.</text:span></text:p>
      <text:p text:style-name="P18"/>
      <text:p text:style-name="Standard"><text:span text:style-name="T19">We found</text:span><text:span text:style-name="T20"><text:s/>1289 genes</text:span><text:s/>that were significantly differentially expressed in male tumor tissue, and 892 genes that were significantly differentially expressed in female tumor tissue.<text:s/>Ill get more into the function of some of these genes but just based off this plot we already see genes known to play roles in cancer development. CDKN2A<text:s/>for example<text:s/>codes for tumor suppressor proteins p16 and p14 and is known to be overexpressed in a variety of cancers.<text:s/>FAM107a is also known to be a tumor supporessor, and MMP11 is known to promote proliferation and progression of breast cancer.</text:p>
      <text:p text:style-name="Standard"/>
      <text:p text:style-name="Standard"><text:span text:style-name="T21">This value of LFC is typically reported in logarithmic scale (base 2). For example, log2 fold change of 1.5 for a specific gene in the “WT vs KO comparison” means that the expression of that gene is increased in WT relative to KO by a multiplicative factor of 2^1.5 ≈ 2.82.</text:span></text:p>
      <text:p text:style-name="Standard"/>
      <text:p text:style-name="Standard">Slide 17</text:p>
      <text:p text:style-name="Standard">We compared the 1289 significantly differentially expressed male genes to the 892 differentially expressed female genes and found 651 genes shared by both males and females, 638 genes exclusively differentially expressed in males, and 241 genes exclusively differentially expressed in females. Of those 638 genes in males, 358 were found to be upregulated in tumor tissue and 280 were found to be down-regulated in tumor. Of the 241 female genes, 171 were found to upregulated and 70 were found to be downregulated.<text:s/></text:p>
      <text:p text:style-name="Standard"/>
      <text:p text:style-name="Standard">Slide 18</text:p>
      <text:p text:style-name="Standard">We then wanted to get a better sense of the functional significance of these genes of interest. We used an analysis called Gene set enrichment<text:s/>which essentially determines whether members of a gene set (unordered collections<text:s/>of genes that are functionally related) are randomly distributed in a List of differentially expressed genes, or primarily found at the top (overexpressed) or bottom (underexpressed). This allows us to see biological pathways that<text:s/>are overactivated in tumor tissue and underactivated in tumor tissue.<text:s/></text:p>
      <text:p text:style-name="Standard"/>
      <text:p text:style-name="Standard">Shown here are dotplots<text:s/>from the analysis<text:s/>with the GO biological process on the y axis and the gene ratio on the x axis.<text:s/>Each plot shows biological processes that are significantly enriched in upregulated genes and downregulated genes.<text:s/>GeneRatio is a measure of the count of core enrichment genes divided by the<text:s/>set size (the more genes in my set found in the gene set, the higher the ratio). For these plots we are looking at significantly differentialy expressed genes shared by BOTH males and females.<text:s/>What you see circled on the slide are just a few examples of processes that are implicated in cancers. For<text:s/><text:soft-page-break/>example chromosome segregation, cell cycle processes and regulation of transcription. We also have an interesting difference in females as we see cellular response to hormone stimulus enriched in downregulated genes.</text:p>
      <text:p text:style-name="Standard"/>
      <text:p text:style-name="Standard">The genes can be ordered in a ranked list L, according to their differential expression between the classes</text:p>
      <text:p text:style-name="Standard"/>
      <text:p text:style-name="Standard">Slide 19</text:p>
      <text:p text:style-name="Standard">SO those were the signficnatly differentially expressed genes found in both males and females but we also did the same for differentially expressed genes exclusively found in males and exclusively found in females. I also circled some interesting differences. In women what we see is over expressed genes<text:s/>are<text:s/>enriched in processes related to the inflammatory response to antigenic stimulus. This is<text:s/>fascinating as<text:s/>females<text:s/>are known to<text:s/>have<text:s/>a stronger<text:s/>overall<text:s/>systemic immune response and differential immune responses in the tissue compared to males. In males what we see is over expressed genes enriched in sex determination and leydig cell differentiation processes (Leydig cells are located in the testes and their main function is to produce testosterone.).<text:s/></text:p>
      <text:p text:style-name="Standard"/>
      <text:p text:style-name="Standard">Why is this important – First of all we confirm the presence of cancer related genes. Based on these annotations, it is evident that the genes found to be differentially expressed are involved in cancer related processes. Second of all we confirm the presence of sex-related cancer genes. We see clear differences in enriched processes in males and females, showing that this sex bias potentially exists, even in non-sex specific cancers</text:p>
      <text:p text:style-name="Standard"/>
      <text:p text:style-name="Standard">Slide 20</text:p>
      <text:p text:style-name="Standard">So using all of that information, we end up at the final step of the project which I am still currently working on. The reason for doing the differential expression analysis stems from the idea that we want to find synthetic lethal relationships that are relevant to cancer. Since we are identifying genes that are significantly differently expressed across many different cancer types using patient data, it gives us good insight into clinically relevant genes.</text:p>
      <text:p text:style-name="Standard"/>
      <text:p text:style-name="Standard">So far the approach I am trying is the following. We create all candidate SL gene pair combinations using down regulated genes specific to males and specific to females. The idea is that we already know both genes are significantly downregulated (potential SL), we just need to find a way to assess the interaction between the genes.</text:p>
      <text:p text:style-name="Standard"/>
      <text:p text:style-name="Standard">One way of doing this is using CRISPR knockout data which I want to try and am looking into, but the other approach I am testing out is similar to the first step of the ISLE approach (mentioned earlier). Using the candidate pairs we create based on our differential expression data, we check whether the co-inactivation of a candidate SL is underrepresented among tumors – this comes from the idea that synthetic lethal pairs are deleterious to tumors, so they are more likely to be under negative selection. The way of doing this which I am currently working out is by employing a hypergeometric test for each pair of genes across all samples and cancer types to assess whether a given pair is observed jointly down-regulated significantly less than expected. I have not got any results yet but hopefully this approach can produce an SL pair.</text:p>
      <text:p text:style-name="Standard"/>
      <text:p text:style-name="Standard"/>
      <text:p text:style-name="Standard">QUESTIONS</text:p>
      <text:list text:style-name="LFO1" text:continue-numbering="true">
        <text:list-item>
          <text:p text:style-name="P22">Why use DESeq2 normalization over TPKM, FPKM, ETC</text:p>
        </text:list-item>
        <text:list-item>
          <text:p text:style-name="P23">Why more. Male than Female genes – more male sampl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erif CJK SC" style:font-name-complex="Lohit Devanaga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Xander Turco</meta:initial-creator>
    <dc:creator>Xander Turco</dc:creator>
    <meta:creation-date>2023-05-23T15:11:00Z</meta:creation-date>
    <dc:date>2023-07-17T23:59:00Z</dc:date>
    <meta:template xlink:href="Normal.dotm" xlink:type="simple"/>
    <meta:editing-cycles>21</meta:editing-cycles>
    <meta:editing-duration>PT41460S</meta:editing-duration>
    <meta:document-statistic meta:page-count="8" meta:paragraph-count="83" meta:word-count="6216" meta:character-count="41567" meta:row-count="295" meta:non-whitespace-character-count="35434"/>
  </office:meta>
</office:document-meta>
</file>